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 table:number-rows-repeated="4">
          <table:table-cell table:number-columns-repeated="13"/>
        </table:table-row>
        <table:table-row table:style-name="ro2">
          <table:table-cell table:number-columns-repeated="9"/>
          <table:table-cell office:value-type="string">
            <text:p>Received</text:p>
          </table:table-cell>
          <table:table-cell office:value-type="string">
            <text:p>Duplicates</text:p>
          </table:table-cell>
          <table:table-cell office:value-type="string">
            <text:p>Queue Size</text:p>
          </table:table-cell>
          <table:table-cell office:value-type="string">
            <text:p>ID Buffer Size</text:p>
          </table:table-cell>
        </table:table-row>
        <table:table-row table:style-name="ro2">
          <table:table-cell table:number-columns-repeated="9"/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table:number-columns-repeated="9"/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9"/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9"/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number-columns-repeated="9"/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9"/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2">
          <table:table-cell table:number-columns-repeated="9"/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9"/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number-columns-repeated="9"/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9"/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9"/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2">
          <table:table-cell table:number-columns-repeated="9"/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number-columns-repeated="9"/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9"/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9"/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9"/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2"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4T20:26:13</meta:creation-date>
    <dc:date>2012-11-04T22:45:08</dc:date>
    <meta:editing-duration>PT2M34S</meta:editing-duration>
    <meta:editing-cycles>1</meta:editing-cycles>
    <meta:document-statistic meta:table-count="3" meta:cell-count="68" meta:object-count="0"/>
    <meta:generator>LibreOffice/3.5$Linux_X86_64 LibreOffice_project/350m1$Build-2</meta:generator>
  </office:meta>
</office:document-meta>
</file>